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fill-color="#000000" draw:opacity="100%" draw:textarea-horizontal-align="justify" draw:textarea-vertical-align="middle" draw:auto-grow-height="false" fo:min-height="0.812cm" fo:min-width="0.562cm" fo:wrap-option="wrap"/>
      <style:paragraph-properties style:writing-mode="lr-tb"/>
    </style:style>
    <style:style style:name="gr2" style:family="graphic" style:parent-style-name="objectwithoutfill">
      <style:graphic-properties svg:stroke-color="#000000" draw:marker-end="Extrémités_20_de_20_flèche_20_1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589cm"/>
      <style:paragraph-properties style:writing-mode="lr-tb"/>
    </style:style>
    <style:style style:name="gr4" style:family="graphic" style:parent-style-name="standard">
      <style:graphic-properties svg:stroke-color="#2a6099" draw:fill="none" draw:fill-color="#000000" draw:opacity="100%" draw:textarea-horizontal-align="justify" draw:textarea-vertical-align="middle" draw:auto-grow-height="false" fo:min-height="0.812cm" fo:min-width="0.562cm" fo:wrap-option="wrap"/>
      <style:paragraph-properties style:writing-mode="lr-tb"/>
    </style:style>
    <style:style style:name="gr5" style:family="graphic" style:parent-style-name="objectwithoutfill">
      <style:graphic-properties svg:stroke-color="#2a6099" draw:marker-end="Extrémités_20_de_20_flèche_20_1" draw:marker-end-width="0.3cm" draw:fill="none" draw:textarea-vertical-align="middle"/>
    </style:style>
    <style:style style:name="gr6" style:family="graphic" style:parent-style-name="standard">
      <style:graphic-properties svg:stroke-color="#069a2e" draw:fill="none" draw:fill-color="#000000" draw:opacity="100%" draw:textarea-horizontal-align="justify" draw:textarea-vertical-align="middle" draw:auto-grow-height="false" fo:min-height="0.812cm" fo:min-width="0.562cm" fo:wrap-option="wrap"/>
      <style:paragraph-properties style:writing-mode="lr-tb"/>
    </style:style>
    <style:style style:name="gr7" style:family="graphic" style:parent-style-name="objectwithoutfill">
      <style:graphic-properties svg:stroke-color="#069a2e" draw:marker-end="Extrémités_20_de_20_flèche_20_1" draw:marker-end-width="0.3cm" draw:fill="none" draw:textarea-vertical-align="middle"/>
    </style:style>
    <style:style style:name="gr8" style:family="graphic" style:parent-style-name="standard">
      <style:graphic-properties draw:stroke="dash" draw:stroke-dash="Long_20_Dash" svg:stroke-linecap="butt" draw:fill="none" draw:textarea-horizontal-align="justify" draw:textarea-vertical-align="middle" draw:auto-grow-height="false" fo:min-height="4cm" fo:min-width="5.95cm"/>
    </style:style>
    <style:style style:name="gr9" style:family="graphic" style:parent-style-name="standard">
      <style:graphic-properties draw:stroke="dash" draw:stroke-dash="Long_20_Dash" svg:stroke-color="#127622" svg:stroke-linecap="butt" draw:fill="none" draw:textarea-horizontal-align="justify" draw:textarea-vertical-align="middle" draw:auto-grow-height="false" fo:min-height="4cm" fo:min-width="5.95cm"/>
    </style:style>
    <style:style style:name="gr10" style:family="graphic" style:parent-style-name="standard">
      <style:graphic-properties draw:stroke="none" svg:stroke-color="#000000" draw:fill="none" draw:fill-color="#ffffff" fo:min-height="0.513cm"/>
      <style:paragraph-properties style:writing-mode="lr-tb"/>
    </style:style>
    <style:style style:name="gr11" style:family="graphic" style:parent-style-name="standard" style:list-style-name="L1">
      <style:graphic-properties svg:stroke-color="#069a2e" draw:fill="none" draw:fill-color="#000000" draw:opacity="100%" draw:textarea-horizontal-align="justify" draw:textarea-vertical-align="middle" draw:auto-grow-height="false" fo:min-height="0.812cm" fo:min-width="0.562cm" fo:wrap-option="wrap"/>
      <style:paragraph-properties style:writing-mode="lr-tb"/>
    </style:style>
    <style:style style:name="gr12" style:family="graphic" style:parent-style-name="objectwithoutfill">
      <style:graphic-properties svg:stroke-color="#000000" draw:marker-end="Extrémités_20_de_20_flèche_20_2" draw:marker-end-width="0.3cm" draw:fill="none" draw:textarea-vertical-align="middle"/>
    </style:style>
    <style:style style:name="gr13" style:family="graphic" style:parent-style-name="objectwithoutfill">
      <style:graphic-properties svg:stroke-color="#000000" draw:marker-end="Extrémités_20_de_20_flèche_20_3" draw:marker-end-width="0.3cm" draw:fill="none" draw:textarea-vertical-align="middle"/>
    </style:style>
    <style:style style:name="gr14" style:family="graphic" style:parent-style-name="objectwithoutfill">
      <style:graphic-properties svg:stroke-color="#000000" draw:marker-end="Extrémités_20_de_20_flèche_20_10" draw:marker-end-width="0.3cm" draw:fill="none" draw:textarea-vertical-align="middle"/>
    </style:style>
    <style:style style:name="gr15" style:family="graphic" style:parent-style-name="objectwithoutfill">
      <style:graphic-properties svg:stroke-color="#000000" draw:marker-end="Extrémités_20_de_20_flèche_20_11" draw:marker-end-width="0.3cm" draw:fill="none" draw:textarea-vertical-align="middle"/>
    </style:style>
    <style:style style:name="gr16" style:family="graphic" style:parent-style-name="objectwithoutfill">
      <style:graphic-properties svg:stroke-color="#000000" draw:marker-end="Extrémités_20_de_20_flèche_20_12" draw:marker-end-width="0.3cm" draw:fill="none" draw:textarea-vertical-align="middle"/>
    </style:style>
    <style:style style:name="gr17" style:family="graphic" style:parent-style-name="standard">
      <style:graphic-properties svg:stroke-color="#000000" draw:fill="none" draw:fill-color="#000000" draw:opacity="100%" draw:textarea-horizontal-align="justify" draw:textarea-vertical-align="middle" draw:auto-grow-height="false" fo:min-height="0.812cm" fo:min-width="4.2cm" fo:wrap-option="wrap"/>
      <style:paragraph-properties style:writing-mode="lr-tb"/>
    </style:style>
    <style:style style:name="gr18" style:family="graphic" style:parent-style-name="objectwithoutfill">
      <style:graphic-properties svg:stroke-color="#000000" draw:marker-start="Extrémités_20_de_20_flèche_20_15" draw:marker-start-width="0.3cm" draw:marker-end="Extrémités_20_de_20_flèche_20_16" draw:marker-end-width="0.3cm" draw:fill="none" draw:textarea-vertical-align="middle"/>
    </style:style>
    <style:style style:name="gr19" style:family="graphic" style:parent-style-name="objectwithoutfill">
      <style:graphic-properties svg:stroke-color="#000000" draw:marker-start="Extrémités_20_de_20_flèche_20_17" draw:marker-start-width="0.3cm" draw:marker-end="Extrémités_20_de_20_flèche_20_18" draw:marker-end-width="0.3cm" draw:fill="none" draw:textarea-vertical-align="middle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 draw:fill-color="#000000" draw:opacity="100%"/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paragraph-properties fo:text-align="center" style:writing-mode="lr-tb"/>
    </style:style>
    <style:style style:name="P5" style:family="paragraph">
      <loext:graphic-properties draw:fill="none" draw:fill-color="#ffffff"/>
      <style:paragraph-properties style:writing-mode="lr-tb"/>
      <style:text-properties fo:font-size="15pt" style:font-size-asian="15pt" style:font-size-complex="15pt"/>
    </style:style>
    <style:style style:name="P6" style:family="paragraph">
      <style:paragraph-properties fo:text-align="center" style:writing-mode="lr-tb"/>
      <style:text-properties fo:color="#2a6099"/>
    </style:style>
    <style:style style:name="P7" style:family="paragraph">
      <loext:graphic-properties draw:fill="none" draw:fill-color="#000000" draw:opacity="100%"/>
      <style:paragraph-properties fo:text-align="center" style:writing-mode="lr-tb"/>
      <style:text-properties fo:color="#2a6099"/>
    </style:style>
    <style:style style:name="P8" style:family="paragraph">
      <style:paragraph-properties fo:text-align="center" style:writing-mode="lr-tb"/>
      <style:text-properties fo:color="#069a2e"/>
    </style:style>
    <style:style style:name="P9" style:family="paragraph">
      <loext:graphic-properties draw:fill="none" draw:fill-color="#000000" draw:opacity="100%"/>
      <style:paragraph-properties fo:text-align="center" style:writing-mode="lr-tb"/>
      <style:text-properties fo:color="#069a2e"/>
    </style:style>
    <style:style style:name="P10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069a2e"/>
    </style:style>
    <style:style style:name="P11" style:family="paragraph">
      <loext:graphic-properties draw:fill="none" draw:fill-color="#ffffff"/>
      <style:paragraph-properties style:writing-mode="lr-tb"/>
      <style:text-properties fo:color="#2a6099"/>
    </style:style>
    <style:style style:name="P12" style:family="paragraph">
      <loext:graphic-properties draw:fill="none" draw:fill-color="#ffffff"/>
      <style:paragraph-properties style:writing-mode="lr-tb"/>
      <style:text-properties fo:color="#069a2e"/>
    </style:style>
    <style:style style:name="P13" style:family="paragraph">
      <loext:graphic-properties draw:fill="none" draw:fill-color="#000000" draw:opacity="100%"/>
      <style:paragraph-properties fo:margin-left="0cm" fo:margin-right="0cm" fo:margin-top="0cm" fo:margin-bottom="0cm" fo:line-height="100%" fo:text-align="center" fo:text-indent="0cm" style:writing-mode="lr-tb"/>
      <style:text-properties fo:color="#069a2e"/>
    </style:style>
    <style:style style:name="P14" style:family="paragraph">
      <loext:graphic-properties draw:fill="none" draw:fill-color="#ffffff"/>
      <style:paragraph-properties style:writing-mode="lr-tb"/>
      <style:text-properties fo:color="#2a6099" fo:font-size="15pt" style:font-size-asian="15pt" style:font-size-complex="15pt"/>
    </style:style>
    <style:style style:name="P15" style:family="paragraph">
      <loext:graphic-properties draw:fill="none" draw:fill-color="#ffffff"/>
      <style:paragraph-properties style:writing-mode="lr-tb"/>
      <style:text-properties fo:color="#069a2e" fo:font-size="15pt" style:font-size-asian="15pt" style:font-size-complex="15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style:text-position="-8% 58%" fo:font-size="15pt" style:font-size-asian="15pt" style:font-size-complex="15pt"/>
    </style:style>
    <style:style style:name="T3" style:family="text">
      <style:text-properties fo:color="#2a6099" fo:font-size="15pt" style:font-size-asian="15pt" style:font-size-complex="15pt"/>
    </style:style>
    <style:style style:name="T4" style:family="text">
      <style:text-properties fo:color="#2a6099" style:text-position="-8% 58%" fo:font-size="15pt" style:font-size-asian="15pt" style:font-size-complex="15pt"/>
    </style:style>
    <style:style style:name="T5" style:family="text">
      <style:text-properties fo:color="#2a6099" fo:font-size="12pt" style:font-size-asian="12pt" style:font-size-complex="12pt"/>
    </style:style>
    <style:style style:name="T6" style:family="text">
      <style:text-properties fo:color="#2a6099" style:text-position="-8% 58%" fo:font-size="12pt" style:font-size-asian="12pt" style:font-size-complex="12pt"/>
    </style:style>
    <style:style style:name="T7" style:family="text">
      <style:text-properties fo:color="#069a2e" fo:font-size="14pt" style:font-size-asian="14pt" style:font-size-complex="14pt"/>
    </style:style>
    <style:style style:name="T8" style:family="text">
      <style:text-properties fo:color="#069a2e" style:text-position="-8% 58%" fo:font-size="14pt" style:font-size-asian="14pt" style:font-size-complex="14pt"/>
    </style:style>
    <style:style style:name="T9" style:family="text">
      <style:text-properties fo:color="#069a2e" fo:font-size="12pt" style:font-size-asian="12pt" style:font-size-complex="12pt"/>
    </style:style>
    <style:style style:name="T10" style:family="text">
      <style:text-properties fo:color="#069a2e" style:text-position="-8% 58%" fo:font-size="12pt" style:font-size-asian="12pt" style:font-size-complex="12pt"/>
    </style:style>
    <style:style style:name="T11" style:family="text">
      <style:text-properties fo:color="#2a6099" fo:font-size="13pt" style:font-size-asian="13pt" style:font-size-complex="13pt"/>
    </style:style>
    <style:style style:name="T12" style:family="text">
      <style:text-properties fo:color="#2a6099" style:text-position="-8% 58%" fo:font-size="13pt" style:font-size-asian="13pt" style:font-size-complex="13pt"/>
    </style:style>
    <style:style style:name="T13" style:family="text">
      <style:text-properties fo:color="#069a2e" fo:font-size="13pt" style:font-size-asian="13pt" style:font-size-complex="13pt"/>
    </style:style>
    <style:style style:name="T14" style:family="text">
      <style:text-properties fo:color="#069a2e" style:text-position="-8% 58%" fo:font-size="13pt" style:font-size-asian="13pt" style:font-size-complex="13pt"/>
    </style:style>
    <style:style style:name="T15" style:family="text">
      <style:text-properties style:font-name="Liberation Sans2" fo:font-size="15pt" style:font-name-asian="Liberation Sans2" style:font-size-asian="15pt" style:font-name-complex="Liberation Sans2" style:font-size-complex="15pt"/>
    </style:style>
    <style:style style:name="T16" style:family="text">
      <style:text-properties fo:color="#069a2e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1.5cm" svg:height="1.5cm" svg:x="2.9cm" svg:y="2.75cm">
          <text:p text:style-name="P1"><text:span text:style-name="T1">q</text:span><text:span text:style-name="T2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.65cm" svg:y1="3.5cm" svg:x2="2.9cm" svg:y2="3.5cm">
          <text:p/>
        </draw:line>
        <draw:custom-shape draw:style-name="gr1" draw:text-style-name="P2" draw:layer="layout" svg:width="1.5cm" svg:height="1.5cm" svg:x="7.701cm" svg:y="2.751cm">
          <text:p text:style-name="P1"><text:span text:style-name="T1">q</text:span><text:span text:style-name="T2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6.451cm" svg:y1="3.501cm" svg:x2="7.701cm" svg:y2="3.501cm">
          <text:p/>
        </draw:line>
        <draw:line draw:style-name="gr2" draw:text-style-name="P3" draw:layer="layout" svg:x1="9.25cm" svg:y1="3.5cm" svg:x2="10.5cm" svg:y2="3.501cm">
          <text:p/>
        </draw:line>
        <draw:custom-shape draw:style-name="gr1" draw:text-style-name="P2" draw:layer="layout" svg:width="1.5cm" svg:height="1.5cm" svg:x="14.301cm" svg:y="2.752cm">
          <text:p text:style-name="P1"><text:span text:style-name="T1">q</text:span><text:span text:style-name="T2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3.051cm" svg:y1="3.502cm" svg:x2="14.301cm" svg:y2="3.502cm">
          <text:p/>
        </draw:line>
        <draw:line draw:style-name="gr2" draw:text-style-name="P4" draw:layer="layout" svg:x1="15.85cm" svg:y1="3.501cm" svg:x2="17.1cm" svg:y2="3.502cm">
          <text:p/>
        </draw:line>
        <draw:custom-shape draw:style-name="gr1" draw:text-style-name="P2" draw:layer="layout" svg:width="1.5cm" svg:height="1.5cm" svg:x="17.102cm" svg:y="2.753cm">
          <text:p text:style-name="P1"><text:span text:style-name="T1">q</text:span><text:span text:style-name="T2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8.651cm" svg:y1="3.502cm" svg:x2="19.901cm" svg:y2="3.502cm">
          <text:p/>
        </draw:line>
        <draw:frame draw:style-name="gr3" draw:text-style-name="P5" draw:layer="layout" svg:width="0.75cm" svg:height="0.839cm" svg:x="15.945cm" svg:y="2.555cm">
          <draw:text-box>
            <text:p><text:span text:style-name="T1">a</text:span></text:p>
          </draw:text-box>
        </draw:frame>
        <draw:custom-shape draw:style-name="gr4" draw:text-style-name="P7" draw:layer="layout" svg:width="1.5cm" svg:height="1.5cm" svg:x="5.401cm" svg:y="6.653cm">
          <text:p text:style-name="P6"><text:span text:style-name="T3">q</text:span><text:span text:style-name="T4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3.85cm" svg:y1="9cm" svg:x2="5.401cm" svg:y2="7.403cm">
          <text:p/>
        </draw:line>
        <draw:custom-shape draw:style-name="gr4" draw:text-style-name="P7" draw:layer="layout" svg:width="1.5cm" svg:height="1.5cm" svg:x="8.202cm" svg:y="5.654cm">
          <text:p text:style-name="P6"><text:span text:style-name="T5">q</text:span><text:span text:style-name="T6">f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3" draw:layer="layout" svg:x1="9.751cm" svg:y1="6.403cm" svg:x2="11.001cm" svg:y2="6.403cm">
          <text:p/>
        </draw:line>
        <draw:custom-shape draw:style-name="gr4" draw:text-style-name="P7" draw:layer="layout" svg:width="1.5cm" svg:height="1.5cm" svg:x="8.202cm" svg:y="8.055cm">
          <text:p text:style-name="P6"><text:span text:style-name="T5">q</text:span><text:span text:style-name="T6">f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3" draw:layer="layout" svg:x1="9.751cm" svg:y1="8.804cm" svg:x2="11.001cm" svg:y2="8.804cm">
          <text:p/>
        </draw:line>
        <draw:custom-shape draw:style-name="gr6" draw:text-style-name="P9" draw:layer="layout" svg:width="1.5cm" svg:height="1.5cm" svg:x="5.401cm" svg:y="11.354cm">
          <text:p text:style-name="P8"><text:span text:style-name="T7">q’</text:span><text:span text:style-name="T8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3.85cm" svg:y1="10.25cm" svg:x2="5.401cm" svg:y2="12.104cm">
          <text:p/>
        </draw:line>
        <draw:custom-shape draw:style-name="gr6" draw:text-style-name="P9" draw:layer="layout" svg:width="1.5cm" svg:height="1.5cm" svg:x="8.202cm" svg:y="10.355cm">
          <text:p text:style-name="P8"><text:span text:style-name="T9">q’</text:span><text:span text:style-name="T10">f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9.751cm" svg:y1="11.104cm" svg:x2="11.001cm" svg:y2="11.104cm">
          <text:p/>
        </draw:line>
        <draw:custom-shape draw:style-name="gr6" draw:text-style-name="P9" draw:layer="layout" svg:width="1.5cm" svg:height="1.5cm" svg:x="8.25cm" svg:y="12.75cm">
          <text:p text:style-name="P10"><text:span text:style-name="T9">q’</text:span><text:span text:style-name="T10">f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9.751cm" svg:y1="13.505cm" svg:x2="11.001cm" svg:y2="13.505cm">
          <text:p/>
        </draw:line>
        <draw:custom-shape draw:style-name="gr1" draw:text-style-name="P2" draw:layer="layout" svg:width="1.5cm" svg:height="1.5cm" svg:x="2.602cm" svg:y="8.854cm">
          <text:p text:style-name="P1"><text:span text:style-name="T1">q</text:span><text:span text:style-name="T2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.351cm" svg:y1="9.604cm" svg:x2="2.601cm" svg:y2="9.604cm">
          <text:p/>
        </draw:line>
        <draw:custom-shape draw:style-name="gr8" draw:text-style-name="P3" draw:layer="layout" svg:width="6.45cm" svg:height="4.25cm" svg:x="5cm" svg:y="5.4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6.45cm" svg:height="4.25cm" svg:x="5cm" svg:y="10.15cm">
          <text:p/>
          <draw:enhanced-geometry svg:viewBox="0 0 21600 21600" draw:type="rectangle" draw:enhanced-path="M 0 0 L 21600 0 21600 21600 0 21600 0 0 Z N"/>
        </draw:custom-shape>
        <draw:frame draw:style-name="gr10" draw:text-style-name="P11" draw:layer="layout" svg:width="1.25cm" svg:height="0.763cm" svg:x="5cm" svg:y="5.5cm">
          <draw:text-box>
            <text:p><text:span text:style-name="T11">A</text:span><text:span text:style-name="T12">N1</text:span></text:p>
          </draw:text-box>
        </draw:frame>
        <draw:frame draw:style-name="gr10" draw:text-style-name="P12" draw:layer="layout" svg:width="1.25cm" svg:height="0.763cm" svg:x="5cm" svg:y="10.201cm">
          <draw:text-box>
            <text:p><text:span text:style-name="T13">A</text:span><text:span text:style-name="T14">N2</text:span></text:p>
          </draw:text-box>
        </draw:frame>
        <draw:custom-shape draw:style-name="gr4" draw:text-style-name="P7" draw:layer="layout" svg:width="1.5cm" svg:height="1.5cm" svg:x="14.301cm" svg:y="6.553cm">
          <text:p text:style-name="P6"><text:span text:style-name="T3">q</text:span><text:span text:style-name="T4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1.5cm" svg:height="1.5cm" svg:x="17.102cm" svg:y="5.554cm">
          <text:p text:style-name="P6"><text:span text:style-name="T5">q</text:span><text:span text:style-name="T6">f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8.651cm" svg:y1="6.303cm" svg:x2="21.5cm" svg:y2="7.3cm">
          <text:p/>
        </draw:line>
        <draw:custom-shape draw:style-name="gr4" draw:text-style-name="P7" draw:layer="layout" svg:width="1.5cm" svg:height="1.5cm" svg:x="17.102cm" svg:y="7.955cm">
          <text:p text:style-name="P6"><text:span text:style-name="T5">q</text:span><text:span text:style-name="T6">f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8.651cm" svg:y1="8.704cm" svg:x2="21.5cm" svg:y2="7.55cm">
          <text:p/>
        </draw:line>
        <draw:custom-shape draw:style-name="gr8" draw:text-style-name="P3" draw:layer="layout" svg:width="6.45cm" svg:height="4.25cm" svg:x="13.9cm" svg:y="5.35cm">
          <text:p/>
          <draw:enhanced-geometry svg:viewBox="0 0 21600 21600" draw:type="rectangle" draw:enhanced-path="M 0 0 L 21600 0 21600 21600 0 21600 0 0 Z N"/>
        </draw:custom-shape>
        <draw:frame draw:style-name="gr10" draw:text-style-name="P11" draw:layer="layout" svg:width="1.25cm" svg:height="0.763cm" svg:x="13.9cm" svg:y="5.4cm">
          <draw:text-box>
            <text:p><text:span text:style-name="T11">A</text:span><text:span text:style-name="T12">N1</text:span></text:p>
          </draw:text-box>
        </draw:frame>
        <draw:custom-shape draw:style-name="gr6" draw:text-style-name="P9" draw:layer="layout" svg:width="1.5cm" svg:height="1.5cm" svg:x="21.501cm" svg:y="6.554cm">
          <text:p text:style-name="P8"><text:span text:style-name="T7">q’</text:span><text:span text:style-name="T8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9" draw:layer="layout" svg:width="1.5cm" svg:height="1.5cm" svg:x="24.202cm" svg:y="5.555cm">
          <text:p text:style-name="P8"><text:span text:style-name="T9">q’</text:span><text:span text:style-name="T10">f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25.751cm" svg:y1="6.304cm" svg:x2="27.001cm" svg:y2="6.304cm">
          <text:p/>
        </draw:line>
        <draw:custom-shape draw:style-name="gr11" draw:text-style-name="P13" draw:layer="layout" svg:width="1.5cm" svg:height="1.5cm" svg:x="24.25cm" svg:y="7.95cm">
          <text:p text:style-name="P10"><text:span text:style-name="T9">q’</text:span><text:span text:style-name="T10">f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25.751cm" svg:y1="8.705cm" svg:x2="27.001cm" svg:y2="8.705cm">
          <text:p/>
        </draw:line>
        <draw:custom-shape draw:style-name="gr9" draw:text-style-name="P3" draw:layer="layout" svg:width="6.45cm" svg:height="4.25cm" svg:x="21cm" svg:y="5.35cm">
          <text:p/>
          <draw:enhanced-geometry svg:viewBox="0 0 21600 21600" draw:type="rectangle" draw:enhanced-path="M 0 0 L 21600 0 21600 21600 0 21600 0 0 Z N"/>
        </draw:custom-shape>
        <draw:frame draw:style-name="gr10" draw:text-style-name="P12" draw:layer="layout" svg:width="1.25cm" svg:height="0.763cm" svg:x="21cm" svg:y="5.401cm">
          <draw:text-box>
            <text:p><text:span text:style-name="T13">A</text:span><text:span text:style-name="T14">N2</text:span></text:p>
          </draw:text-box>
        </draw:frame>
        <draw:line draw:style-name="gr2" draw:text-style-name="P3" draw:layer="layout" svg:x1="13.051cm" svg:y1="7.404cm" svg:x2="14.301cm" svg:y2="7.404cm">
          <text:p/>
        </draw:line>
        <draw:frame draw:style-name="gr3" draw:text-style-name="P5" draw:layer="layout" svg:width="0.75cm" svg:height="0.839cm" svg:x="19.445cm" svg:y="5.956cm">
          <draw:text-box>
            <text:p><text:span text:style-name="T15">ε</text:span></text:p>
          </draw:text-box>
        </draw:frame>
        <draw:frame draw:style-name="gr3" draw:text-style-name="P5" draw:layer="layout" svg:width="0.75cm" svg:height="0.839cm" svg:x="19.445cm" svg:y="7.557cm">
          <draw:text-box>
            <text:p><text:span text:style-name="T15">ε</text:span></text:p>
          </draw:text-box>
        </draw:frame>
        <draw:frame draw:style-name="gr3" draw:text-style-name="P14" draw:layer="layout" svg:width="1.055cm" svg:height="0.839cm" svg:x="17.445cm" svg:y="7.056cm">
          <draw:text-box>
            <text:p><text:span text:style-name="T3">...</text:span></text:p>
          </draw:text-box>
        </draw:frame>
        <draw:frame draw:style-name="gr3" draw:text-style-name="P14" draw:layer="layout" svg:width="1.055cm" svg:height="0.839cm" svg:x="8.546cm" svg:y="7.057cm">
          <draw:text-box>
            <text:p><text:span text:style-name="T3">...</text:span></text:p>
          </draw:text-box>
        </draw:frame>
        <draw:frame draw:style-name="gr3" draw:text-style-name="P15" draw:layer="layout" svg:width="1.055cm" svg:height="0.839cm" svg:x="8.547cm" svg:y="11.758cm">
          <draw:text-box>
            <text:p><text:span text:style-name="T16">...</text:span></text:p>
          </draw:text-box>
        </draw:frame>
        <draw:frame draw:style-name="gr3" draw:text-style-name="P15" draw:layer="layout" svg:width="1.055cm" svg:height="0.839cm" svg:x="24.548cm" svg:y="6.959cm">
          <draw:text-box>
            <text:p><text:span text:style-name="T16">...</text:span></text:p>
          </draw:text-box>
        </draw:frame>
        <draw:custom-shape draw:style-name="gr4" draw:text-style-name="P7" draw:layer="layout" svg:width="1.5cm" svg:height="1.5cm" svg:x="18.101cm" svg:y="13.053cm">
          <text:p text:style-name="P6"><text:span text:style-name="T3">q</text:span><text:span text:style-name="T4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xml:id="id1" draw:id="id1" draw:layer="layout" svg:width="1.5cm" svg:height="1.5cm" svg:x="20.902cm" svg:y="12.054cm">
          <text:p text:style-name="P6"><text:span text:style-name="T5">q</text:span><text:span text:style-name="T6">f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3" draw:layer="layout" svg:x1="22.451cm" svg:y1="12.803cm" svg:x2="23.701cm" svg:y2="12.803cm">
          <text:p/>
        </draw:line>
        <draw:custom-shape draw:style-name="gr4" draw:text-style-name="P7" xml:id="id3" draw:id="id3" draw:layer="layout" svg:width="1.5cm" svg:height="1.5cm" svg:x="20.902cm" svg:y="14.455cm">
          <text:p text:style-name="P6"><text:span text:style-name="T5">q</text:span><text:span text:style-name="T6">f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3" draw:layer="layout" svg:x1="22.451cm" svg:y1="15.204cm" svg:x2="23.701cm" svg:y2="15.204cm">
          <text:p/>
        </draw:line>
        <draw:custom-shape draw:style-name="gr8" draw:text-style-name="P3" draw:layer="layout" svg:width="6.45cm" svg:height="4.25cm" svg:x="17.7cm" svg:y="11.85cm">
          <text:p/>
          <draw:enhanced-geometry svg:viewBox="0 0 21600 21600" draw:type="rectangle" draw:enhanced-path="M 0 0 L 21600 0 21600 21600 0 21600 0 0 Z N"/>
        </draw:custom-shape>
        <draw:frame draw:style-name="gr10" draw:text-style-name="P11" draw:layer="layout" svg:width="1.25cm" svg:height="0.763cm" svg:x="17.7cm" svg:y="11.9cm">
          <draw:text-box>
            <text:p><text:span text:style-name="T11">A</text:span><text:span text:style-name="T12">N</text:span><text:span text:style-name="T12">1</text:span></text:p>
          </draw:text-box>
        </draw:frame>
        <draw:frame draw:style-name="gr3" draw:text-style-name="P14" draw:layer="layout" svg:width="1.055cm" svg:height="0.839cm" svg:x="21.246cm" svg:y="13.457cm">
          <draw:text-box>
            <text:p><text:span text:style-name="T3">...</text:span></text:p>
          </draw:text-box>
        </draw:frame>
        <draw:custom-shape draw:style-name="gr1" draw:text-style-name="P2" xml:id="id2" draw:id="id2" draw:layer="layout" svg:width="1.5cm" svg:height="1.5cm" svg:x="15.303cm" svg:y="13.055cm">
          <text:p text:style-name="P1"><text:span text:style-name="T1">q</text:span><text:span text:style-name="T2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4.052cm" svg:y1="13.905cm" svg:x2="15.302cm" svg:y2="13.905cm">
          <text:p/>
        </draw:line>
        <draw:line draw:style-name="gr2" draw:text-style-name="P3" draw:layer="layout" svg:x1="16.85cm" svg:y1="13.85cm" svg:x2="18.1cm" svg:y2="13.85cm">
          <text:p/>
        </draw:line>
        <draw:line draw:style-name="gr2" draw:text-style-name="P3" draw:layer="layout" svg:x1="16.1cm" svg:y1="14.55cm" svg:x2="16.1cm" svg:y2="15.55cm">
          <text:p/>
        </draw:line>
        <draw:frame draw:style-name="gr3" draw:text-style-name="P5" draw:layer="layout" svg:width="0.75cm" svg:height="0.839cm" svg:x="16.945cm" svg:y="12.958cm">
          <draw:text-box>
            <text:p><text:span text:style-name="T15">ε</text:span></text:p>
          </draw:text-box>
        </draw:frame>
        <draw:connector draw:style-name="gr12" draw:text-style-name="P3" draw:layer="layout" svg:x1="21.652cm" svg:y1="12.054cm" svg:x2="16.584cm" svg:y2="13.274cm" draw:start-shape="id1" draw:start-glue-point="4" draw:end-shape="id2" draw:end-glue-point="11" svg:d="M21652 12054v-501h-5068v1721" svg:viewBox="0 0 5069 1722">
          <text:p/>
        </draw:connector>
        <draw:connector draw:style-name="gr13" draw:text-style-name="P3" draw:layer="layout" svg:x1="21.652cm" svg:y1="15.955cm" svg:x2="16.584cm" svg:y2="14.336cm" draw:start-shape="id3" draw:start-glue-point="8" draw:end-shape="id2" draw:end-glue-point="9" svg:d="M21652 15955v502h-5068v-2121" svg:viewBox="0 0 5069 2122">
          <text:p/>
        </draw:connector>
        <draw:frame draw:style-name="gr3" draw:text-style-name="P5" draw:layer="layout" svg:width="0.75cm" svg:height="0.839cm" svg:x="18.645cm" svg:y="10.857cm">
          <draw:text-box>
            <text:p><text:span text:style-name="T15">ε</text:span></text:p>
          </draw:text-box>
        </draw:frame>
        <draw:frame draw:style-name="gr3" draw:text-style-name="P5" draw:layer="layout" svg:width="0.75cm" svg:height="0.839cm" svg:x="18.645cm" svg:y="16.358cm">
          <draw:text-box>
            <text:p><text:span text:style-name="T15">ε</text:span></text:p>
          </draw:text-box>
        </draw:frame>
        <draw:frame draw:style-name="gr3" draw:text-style-name="P5" draw:layer="layout" svg:width="0.75cm" svg:height="0.839cm" svg:x="3.945cm" svg:y="7.457cm">
          <draw:text-box>
            <text:p><text:span text:style-name="T15">ε</text:span></text:p>
          </draw:text-box>
        </draw:frame>
        <draw:frame draw:style-name="gr3" draw:text-style-name="P5" draw:layer="layout" svg:width="0.75cm" svg:height="0.839cm" svg:x="3.845cm" svg:y="10.758cm">
          <draw:text-box>
            <text:p><text:span text:style-name="T15">ε</text:span></text:p>
          </draw:text-box>
        </draw:frame>
      </draw:page>
      <draw:page draw:name="page2" draw:style-name="dp1" draw:master-page-name="Standard">
        <draw:custom-shape draw:style-name="gr1" draw:text-style-name="P2" draw:layer="layout" svg:width="1.5cm" svg:height="1.5cm" svg:x="8.701cm" svg:y="2.753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6.75cm" svg:y1="4.5cm" svg:x2="8.701cm" svg:y2="3.503cm">
          <text:p/>
        </draw:line>
        <draw:line draw:style-name="gr2" draw:text-style-name="P4" draw:layer="layout" svg:x1="10.25cm" svg:y1="3.502cm" svg:x2="11.5cm" svg:y2="3.503cm">
          <text:p/>
        </draw:line>
        <draw:custom-shape draw:style-name="gr1" draw:text-style-name="P2" draw:layer="layout" svg:width="1.5cm" svg:height="1.5cm" svg:x="11.502cm" svg:y="2.754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3.051cm" svg:y1="3.503cm" svg:x2="15.25cm" svg:y2="4.5cm">
          <text:p/>
        </draw:line>
        <draw:frame draw:style-name="gr3" draw:text-style-name="P5" draw:layer="layout" svg:width="0.75cm" svg:height="0.839cm" svg:x="10.345cm" svg:y="2.556cm">
          <draw:text-box>
            <text:p><text:span text:style-name="T1">a</text:span></text:p>
          </draw:text-box>
        </draw:frame>
        <draw:custom-shape draw:style-name="gr1" draw:text-style-name="P2" draw:layer="layout" svg:width="1.5cm" svg:height="1.5cm" svg:x="8.701cm" svg:y="5.854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6.75cm" svg:y1="5.5cm" svg:x2="8.701cm" svg:y2="6.604cm">
          <text:p/>
        </draw:line>
        <draw:line draw:style-name="gr2" draw:text-style-name="P4" draw:layer="layout" svg:x1="10.25cm" svg:y1="6.603cm" svg:x2="11.5cm" svg:y2="6.604cm">
          <text:p/>
        </draw:line>
        <draw:custom-shape draw:style-name="gr1" draw:text-style-name="P2" draw:layer="layout" svg:width="1.5cm" svg:height="1.5cm" svg:x="11.502cm" svg:y="5.855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3.051cm" svg:y1="6.604cm" svg:x2="15.25cm" svg:y2="5.75cm">
          <text:p/>
        </draw:line>
        <draw:frame draw:style-name="gr3" draw:text-style-name="P5" draw:layer="layout" svg:width="0.75cm" svg:height="0.839cm" svg:x="10.345cm" svg:y="5.657cm">
          <draw:text-box>
            <text:p><text:span text:style-name="T1">b</text:span></text:p>
          </draw:text-box>
        </draw:frame>
        <draw:custom-shape draw:style-name="gr1" draw:text-style-name="P2" draw:layer="layout" svg:width="1.5cm" svg:height="1.5cm" svg:x="5.402cm" svg:y="4.254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1.5cm" svg:height="1.5cm" svg:x="2.603cm" svg:y="4.355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4" draw:layer="layout" svg:x1="4.15cm" svg:y1="5.103cm" svg:x2="5.4cm" svg:y2="5.104cm">
          <text:p/>
        </draw:line>
        <draw:line draw:style-name="gr2" draw:text-style-name="P4" draw:layer="layout" svg:x1="1.35cm" svg:y1="5.104cm" svg:x2="2.6cm" svg:y2="5.105cm">
          <text:p/>
        </draw:line>
        <draw:custom-shape draw:style-name="gr1" draw:text-style-name="P2" xml:id="id5" draw:id="id5" draw:layer="layout" svg:width="1.5cm" svg:height="1.5cm" svg:x="15.001cm" svg:y="4.354cm">
          <text:p text:style-name="P1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4" draw:layer="layout" svg:x1="16.55cm" svg:y1="5.103cm" svg:x2="17.8cm" svg:y2="5.104cm">
          <text:p/>
        </draw:line>
        <draw:custom-shape draw:style-name="gr1" draw:text-style-name="P2" draw:layer="layout" svg:width="1.5cm" svg:height="1.5cm" svg:x="17.802cm" svg:y="4.355cm">
          <text:p text:style-name="P1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9.351cm" svg:y1="5.104cm" svg:x2="20.601cm" svg:y2="5.104cm">
          <text:p/>
        </draw:line>
        <draw:frame draw:style-name="gr3" draw:text-style-name="P5" draw:layer="layout" svg:width="0.75cm" svg:height="0.839cm" svg:x="16.645cm" svg:y="4.157cm">
          <draw:text-box>
            <text:p><text:span text:style-name="T1">a</text:span></text:p>
          </draw:text-box>
        </draw:frame>
        <draw:frame draw:style-name="gr3" draw:text-style-name="P5" draw:layer="layout" svg:width="0.75cm" svg:height="0.839cm" svg:x="13.745cm" svg:y="6.157cm">
          <draw:text-box>
            <text:p><text:span text:style-name="T15">ε</text:span></text:p>
          </draw:text-box>
        </draw:frame>
        <draw:frame draw:style-name="gr3" draw:text-style-name="P5" draw:layer="layout" svg:width="0.75cm" svg:height="0.839cm" svg:x="13.745cm" svg:y="3.158cm">
          <draw:text-box>
            <text:p><text:span text:style-name="T15">ε</text:span></text:p>
          </draw:text-box>
        </draw:frame>
        <draw:frame draw:style-name="gr3" draw:text-style-name="P5" draw:layer="layout" svg:width="0.75cm" svg:height="0.839cm" svg:x="7.045cm" svg:y="3.159cm">
          <draw:text-box>
            <text:p><text:span text:style-name="T15">ε</text:span></text:p>
          </draw:text-box>
        </draw:frame>
        <draw:frame draw:style-name="gr3" draw:text-style-name="P5" draw:layer="layout" svg:width="0.75cm" svg:height="0.839cm" svg:x="7.045cm" svg:y="5.759cm">
          <draw:text-box>
            <text:p><text:span text:style-name="T15">ε</text:span></text:p>
          </draw:text-box>
        </draw:frame>
        <draw:frame draw:style-name="gr3" draw:text-style-name="P5" draw:layer="layout" svg:width="0.75cm" svg:height="0.839cm" svg:x="4.245cm" svg:y="4.26cm">
          <draw:text-box>
            <text:p><text:span text:style-name="T15">ε</text:span></text:p>
          </draw:text-box>
        </draw:frame>
        <draw:frame draw:style-name="gr3" draw:text-style-name="P5" draw:layer="layout" svg:width="0.75cm" svg:height="0.839cm" svg:x="8.545cm" svg:y="1.161cm">
          <draw:text-box>
            <text:p><text:span text:style-name="T15">ε</text:span></text:p>
          </draw:text-box>
        </draw:frame>
        <draw:frame draw:style-name="gr3" draw:text-style-name="P5" draw:layer="layout" svg:width="0.75cm" svg:height="0.839cm" svg:x="8.545cm" svg:y="8.362cm">
          <draw:text-box>
            <text:p><text:span text:style-name="T15">ε</text:span></text:p>
          </draw:text-box>
        </draw:frame>
        <draw:connector draw:style-name="gr14" draw:text-style-name="P3" draw:layer="layout" draw:type="curve" draw:line-skew="2.391cm" svg:x1="3.884cm" svg:y1="5.636cm" svg:x2="16.282cm" svg:y2="5.635cm" draw:start-shape="id4" draw:start-glue-point="9" draw:end-shape="id5" draw:end-glue-point="9" svg:d="M3884 5636c0 4668 12398 4668 12398-1" svg:viewBox="0 0 12399 3503">
          <text:p/>
        </draw:connector>
        <draw:connector draw:style-name="gr15" draw:text-style-name="P3" draw:layer="layout" draw:type="curve" draw:line-skew="-1.602cm" svg:x1="15.751cm" svg:y1="4.354cm" svg:x2="3.353cm" svg:y2="4.355cm" draw:start-shape="id5" draw:start-glue-point="4" draw:end-shape="id4" draw:end-glue-point="4" svg:d="M15751 4354c0-3154-12398-3155-12398 1" svg:viewBox="0 0 12399 2368">
          <text:p/>
        </draw:connector>
        <draw:connector draw:style-name="gr16" draw:text-style-name="P3" draw:layer="layout" draw:type="curve" draw:line-skew="1.642cm" svg:x1="15.751cm" svg:y1="5.854cm" svg:x2="3.353cm" svg:y2="5.855cm" draw:start-shape="id5" draw:start-glue-point="8" draw:end-shape="id4" draw:end-glue-point="8" svg:d="M15751 5854c0 3217-12398 3217-12398 1" svg:viewBox="0 0 12399 2414">
          <text:p/>
        </draw:connector>
        <draw:frame draw:style-name="gr3" draw:text-style-name="P5" draw:layer="layout" svg:width="0.75cm" svg:height="0.839cm" svg:x="8.545cm" svg:y="7.563cm">
          <draw:text-box>
            <text:p><text:span text:style-name="T15">ε</text:span></text:p>
          </draw:text-box>
        </draw:frame>
        <draw:custom-shape draw:style-name="gr17" draw:text-style-name="P2" draw:layer="layout" svg:width="6.646cm" svg:height="1.5cm" svg:x="2.804cm" svg:y="14.056cm">
          <text:p text:style-name="P1">0 ; 1 ; 2 ; 4 ; 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xml:id="id6" draw:id="id6" draw:layer="layout" svg:width="6.646cm" svg:height="1.5cm" svg:x="10.505cm" svg:y="12.057cm">
          <text:p text:style-name="P1">0 ; 1 ; 2 ; 3 ; 4 ; 6 ; 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xml:id="id7" draw:id="id7" draw:layer="layout" svg:width="6.646cm" svg:height="1.5cm" svg:x="10.506cm" svg:y="15.658cm">
          <text:p text:style-name="P1">0 ; 1 ; 2 ; 4 ; 5 ; 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8cm" svg:y1="14.15cm" svg:x2="10.75cm" svg:y2="13.15cm">
          <text:p/>
        </draw:line>
        <draw:line draw:style-name="gr2" draw:text-style-name="P3" draw:layer="layout" svg:x1="8cm" svg:y1="15.431cm" svg:x2="10.5cm" svg:y2="16.4cm">
          <text:p/>
        </draw:line>
        <draw:line draw:style-name="gr2" draw:text-style-name="P3" draw:layer="layout" svg:x1="13.75cm" svg:y1="15.65cm" svg:x2="13.75cm" svg:y2="13.55cm">
          <text:p/>
        </draw:line>
        <draw:line draw:style-name="gr2" draw:text-style-name="P4" draw:layer="layout" svg:x1="1.55cm" svg:y1="14.805cm" svg:x2="2.8cm" svg:y2="14.806cm">
          <text:p/>
        </draw:line>
        <draw:line draw:style-name="gr2" draw:text-style-name="P4" draw:layer="layout" svg:x1="17.15cm" svg:y1="12.799cm" svg:x2="18.4cm" svg:y2="12.8cm">
          <text:p/>
        </draw:line>
        <draw:frame draw:style-name="gr3" draw:text-style-name="P5" draw:layer="layout" svg:width="0.75cm" svg:height="0.839cm" svg:x="8.945cm" svg:y="12.757cm">
          <draw:text-box>
            <text:p><text:span text:style-name="T1">a</text:span></text:p>
          </draw:text-box>
        </draw:frame>
        <draw:frame draw:style-name="gr3" draw:text-style-name="P5" draw:layer="layout" svg:width="0.75cm" svg:height="0.839cm" svg:x="12.945cm" svg:y="14.058cm">
          <draw:text-box>
            <text:p><text:span text:style-name="T1">a</text:span></text:p>
          </draw:text-box>
        </draw:frame>
        <draw:frame draw:style-name="gr3" draw:text-style-name="P5" draw:layer="layout" svg:width="0.75cm" svg:height="0.839cm" svg:x="9.045cm" svg:y="15.159cm">
          <draw:text-box>
            <text:p><text:span text:style-name="T1">b</text:span></text:p>
          </draw:text-box>
        </draw:frame>
        <draw:connector draw:style-name="gr18" draw:text-style-name="P3" draw:layer="layout" draw:type="curve" svg:x1="16.178cm" svg:y1="12.276cm" svg:x2="13.828cm" svg:y2="12.057cm" draw:start-shape="id6" draw:start-glue-point="11" draw:end-shape="id6" svg:d="M16178 12276c0-1080-2350-970-2350-219" svg:viewBox="0 0 2351 798">
          <text:p/>
        </draw:connector>
        <draw:connector draw:style-name="gr19" draw:text-style-name="P3" draw:layer="layout" draw:type="curve" svg:x1="13.829cm" svg:y1="17.158cm" svg:x2="16.179cm" svg:y2="16.939cm" draw:start-shape="id7" draw:start-glue-point="8" draw:end-shape="id7" draw:end-glue-point="9" svg:d="M13829 17158c0 753 2350 862 2350-219" svg:viewBox="0 0 2351 799">
          <text:p/>
        </draw:connector>
        <draw:frame draw:style-name="gr3" draw:text-style-name="P5" draw:layer="layout" svg:width="0.75cm" svg:height="0.839cm" svg:x="15.045cm" svg:y="10.558cm">
          <draw:text-box>
            <text:p><text:span text:style-name="T1">a</text:span></text:p>
          </draw:text-box>
        </draw:frame>
        <draw:frame draw:style-name="gr3" draw:text-style-name="P5" draw:layer="layout" svg:width="0.75cm" svg:height="0.839cm" svg:x="15.045cm" svg:y="17.759cm">
          <draw:text-box>
            <text:p><text:span text:style-name="T1">b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10" draw:display-name="Extrémités de flèche 10" svg:viewBox="0 0 20 20" svg:d="M0 20l10-20 10 20z"/>
    <draw:marker draw:name="Extrémités_20_de_20_flèche_20_11" draw:display-name="Extrémités de flèche 11" svg:viewBox="0 0 20 20" svg:d="M0 20l10-20 10 20z"/>
    <draw:marker draw:name="Extrémités_20_de_20_flèche_20_12" draw:display-name="Extrémités de flèche 12" svg:viewBox="0 0 20 20" svg:d="M0 20l10-20 10 20z"/>
    <draw:marker draw:name="Extrémités_20_de_20_flèche_20_15" draw:display-name="Extrémités de flèche 15" svg:viewBox="0 0 20 20" svg:d="M0 20l10-20 10 20z"/>
    <draw:marker draw:name="Extrémités_20_de_20_flèche_20_16" draw:display-name="Extrémités de flèche 16" svg:viewBox="0 0 20 20" svg:d="M0 20l10-20 10 20z"/>
    <draw:marker draw:name="Extrémités_20_de_20_flèche_20_17" draw:display-name="Extrémités de flèche 17" svg:viewBox="0 0 20 20" svg:d="M0 20l10-20 10 20z"/>
    <draw:marker draw:name="Extrémités_20_de_20_flèche_20_18" draw:display-name="Extrémités de flèche 18" svg:viewBox="0 0 20 20" svg:d="M0 20l10-20 10 20z"/>
    <draw:marker draw:name="Extrémités_20_de_20_flèche_20_2" draw:display-name="Extrémités de flèche 2" svg:viewBox="0 0 20 20" svg:d="M0 20l10-20 10 20z"/>
    <draw:marker draw:name="Extrémités_20_de_20_flèche_20_3" draw:display-name="Extrémités de flèche 3" svg:viewBox="0 0 20 20" svg:d="M0 20l10-20 10 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17T16:14:45.182930846</meta:creation-date>
    <dc:date>2024-05-27T09:18:50.896890727</dc:date>
    <meta:editing-duration>P2DT16H43M38S</meta:editing-duration>
    <meta:editing-cycles>2</meta:editing-cycles>
    <meta:generator>LibreOffice/6.4.7.2$Linux_X86_64 LibreOffice_project/40$Build-2</meta:generator>
    <meta:document-statistic meta:object-count="116"/>
  </office:meta>
</office:document-meta>
</file>